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1.5902in"/>
    </style:style>
    <style:style style:name="co9" style:family="table-column">
      <style:table-column-properties fo:break-before="auto" style:column-width="1.7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ffd7d7"/>
    </style:style>
    <style:style style:name="ce18" style:family="table-cell" style:parent-style-name="Default">
      <style:text-properties fo:color="#2e3436" style:text-outline="false" style:text-line-through-style="none" style:text-line-through-type="none" style:font-name="Liberation Sans1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5.5pt" style:language-asian="zh" style:country-asian="CN" style:font-style-asian="normal" style:font-weight-asian="normal" style:font-name-complex="Liberation San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1" style:family="text">
      <style:text-properties fo:color="#2e3436" style:font-name="Liberation Sans1" fo:font-size="5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5.5pt" style:font-size-complex="5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i: {'I': 0.2989385124807328, 'M': 0.4841755073066416, 'D': 0.21688598021262553}</text:p>
          </table:table-cell>
          <table:table-cell table:number-columns-repeated="7"/>
          <table:table-cell table:style-name="ce18" office:value-type="string" calcext:value-type="string">
            <text:p><text:span text:style-name="T1">0.2989385124807328</text:span>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23917710072938" calcext:value-type="float">
            <text:p>0.423917710072938</text:p>
          </table:table-cell>
          <table:table-cell table:style-name="ce1" office:value-type="string" calcext:value-type="string">
            <text:p>M</text:p>
          </table:table-cell>
          <table:table-cell office:value-type="float" office:value="0.379992177095144" calcext:value-type="float">
            <text:p>0.379992177095144</text:p>
          </table:table-cell>
          <table:table-cell table:style-name="ce1" office:value-type="string" calcext:value-type="string">
            <text:p>D</text:p>
          </table:table-cell>
          <table:table-cell office:value-type="float" office:value="0.196090112831918" calcext:value-type="float">
            <text:p>0.196090112831918</text:p>
          </table:table-cell>
          <table:table-cell/>
          <table:table-cell office:value-type="string" calcext:value-type="string">
            <text:p>D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118390552976549" calcext:value-type="float">
            <text:p>0.118390552976549</text:p>
          </table:table-cell>
          <table:table-cell table:style-name="ce1" office:value-type="string" calcext:value-type="string">
            <text:p>M</text:p>
          </table:table-cell>
          <table:table-cell office:value-type="float" office:value="0.204666010818519" calcext:value-type="float">
            <text:p>0.204666010818519</text:p>
          </table:table-cell>
          <table:table-cell table:style-name="ce1" office:value-type="string" calcext:value-type="string">
            <text:p>D</text:p>
          </table:table-cell>
          <table:table-cell office:value-type="float" office:value="0.676943436204932" calcext:value-type="float">
            <text:p>0.676943436204932</text:p>
          </table:table-cell>
          <table:table-cell/>
          <table:table-cell office:value-type="string" calcext:value-type="string">
            <text:p>M0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300104218030302" calcext:value-type="float">
            <text:p>0.0300104218030302</text:p>
          </table:table-cell>
          <table:table-cell table:style-name="ce1" office:value-type="string" calcext:value-type="string">
            <text:p>B</text:p>
          </table:table-cell>
          <table:table-cell office:value-type="float" office:value="0.572806536761538" calcext:value-type="float">
            <text:p>0.572806536761538</text:p>
          </table:table-cell>
          <table:table-cell table:style-name="ce1" office:value-type="string" calcext:value-type="string">
            <text:p>C</text:p>
          </table:table-cell>
          <table:table-cell office:value-type="float" office:value="0.397183041435431" calcext:value-type="float">
            <text:p>0.397183041435431</text:p>
          </table:table-cell>
          <table:table-cell/>
          <table:table-cell office:value-type="string" calcext:value-type="string">
            <text:p>M0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315346436713129" calcext:value-type="float">
            <text:p>0.315346436713129</text:p>
          </table:table-cell>
          <table:table-cell table:style-name="ce1" office:value-type="string" calcext:value-type="string">
            <text:p>M</text:p>
          </table:table-cell>
          <table:table-cell office:value-type="float" office:value="0.0561053301634122" calcext:value-type="float">
            <text:p>0.0561053301634122</text:p>
          </table:table-cell>
          <table:table-cell table:style-name="ce1" office:value-type="string" calcext:value-type="string">
            <text:p>D</text:p>
          </table:table-cell>
          <table:table-cell office:value-type="float" office:value="0.628548233123459" calcext:value-type="float">
            <text:p>0.628548233123459</text:p>
          </table:table-cell>
          <table:table-cell/>
          <table:table-cell office:value-type="string" calcext:value-type="string">
            <text:p>I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147767722204598" calcext:value-type="float">
            <text:p>0.147767722204598</text:p>
          </table:table-cell>
          <table:table-cell table:style-name="ce1" office:value-type="string" calcext:value-type="string">
            <text:p>B</text:p>
          </table:table-cell>
          <table:table-cell office:value-type="float" office:value="0.387052520067182" calcext:value-type="float">
            <text:p>0.387052520067182</text:p>
          </table:table-cell>
          <table:table-cell table:style-name="ce1" office:value-type="string" calcext:value-type="string">
            <text:p>C</text:p>
          </table:table-cell>
          <table:table-cell office:value-type="float" office:value="0.46517975772822" calcext:value-type="float">
            <text:p>0.46517975772822</text:p>
          </table:table-cell>
          <table:table-cell/>
          <table:table-cell office:value-type="string" calcext:value-type="string">
            <text:p>I0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82023393327692" calcext:value-type="float">
            <text:p>0.482023393327692</text:p>
          </table:table-cell>
          <table:table-cell table:style-name="ce1" office:value-type="string" calcext:value-type="string">
            <text:p>M</text:p>
          </table:table-cell>
          <table:table-cell office:value-type="float" office:value="0.286230203369328" calcext:value-type="float">
            <text:p>0.286230203369328</text:p>
          </table:table-cell>
          <table:table-cell table:style-name="ce1" office:value-type="string" calcext:value-type="string">
            <text:p>D</text:p>
          </table:table-cell>
          <table:table-cell office:value-type="float" office:value="0.23174640330298" calcext:value-type="float">
            <text:p>0.23174640330298</text:p>
          </table:table-cell>
          <table:table-cell/>
          <table:table-cell office:value-type="string" calcext:value-type="string">
            <text:p>D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92292770711188" calcext:value-type="float">
            <text:p>0.492292770711188</text:p>
          </table:table-cell>
          <table:table-cell table:style-name="ce1" office:value-type="string" calcext:value-type="string">
            <text:p>M</text:p>
          </table:table-cell>
          <table:table-cell office:value-type="float" office:value="0.176016248126809" calcext:value-type="float">
            <text:p>0.176016248126809</text:p>
          </table:table-cell>
          <table:table-cell table:style-name="ce1" office:value-type="string" calcext:value-type="string">
            <text:p>D</text:p>
          </table:table-cell>
          <table:table-cell office:value-type="float" office:value="0.331690981162003" calcext:value-type="float">
            <text:p>0.331690981162003</text:p>
          </table:table-cell>
          <table:table-cell/>
          <table:table-cell office:value-type="string" calcext:value-type="string">
            <text:p>M1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270675660812093" calcext:value-type="float">
            <text:p>0.27067566081209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3298714738108" calcext:value-type="float">
            <text:p>0.533298714738108</text:p>
          </table:table-cell>
          <table:table-cell table:style-name="ce1" office:value-type="string" calcext:value-type="string">
            <text:p>C</text:p>
          </table:table-cell>
          <table:table-cell office:value-type="float" office:value="0.1960256244498" calcext:value-type="float">
            <text:p>0.1960256244498</text:p>
          </table:table-cell>
          <table:table-cell/>
          <table:table-cell office:value-type="string" calcext:value-type="string">
            <text:p>M1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0701744837732606" calcext:value-type="float">
            <text:p>0.0701744837732606</text:p>
          </table:table-cell>
          <table:table-cell table:style-name="ce1" office:value-type="string" calcext:value-type="string">
            <text:p>M</text:p>
          </table:table-cell>
          <table:table-cell office:value-type="float" office:value="0.443395830850911" calcext:value-type="float">
            <text:p>0.443395830850911</text:p>
          </table:table-cell>
          <table:table-cell table:style-name="ce1" office:value-type="string" calcext:value-type="string">
            <text:p>D</text:p>
          </table:table-cell>
          <table:table-cell office:value-type="float" office:value="0.486429685375828" calcext:value-type="float">
            <text:p>0.486429685375828</text:p>
          </table:table-cell>
          <table:table-cell/>
          <table:table-cell office:value-type="string" calcext:value-type="string">
            <text:p>I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958912780677603" calcext:value-type="float">
            <text:p>0.095891278067760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5279825787763" calcext:value-type="float">
            <text:p>0.535279825787763</text:p>
          </table:table-cell>
          <table:table-cell table:style-name="ce1" office:value-type="string" calcext:value-type="string">
            <text:p>C</text:p>
          </table:table-cell>
          <table:table-cell office:value-type="float" office:value="0.368828896144476" calcext:value-type="float">
            <text:p>0.368828896144476</text:p>
          </table:table-cell>
          <table:table-cell/>
          <table:table-cell office:value-type="string" calcext:value-type="string">
            <text:p>I1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298938512480733" calcext:value-type="float">
            <text:p>0.298938512480733</text:p>
          </table:table-cell>
          <table:table-cell table:style-name="ce1" office:value-type="string" calcext:value-type="string">
            <text:p>M</text:p>
          </table:table-cell>
          <table:table-cell office:value-type="float" office:value="0.484175507306642" calcext:value-type="float">
            <text:p>0.484175507306642</text:p>
          </table:table-cell>
          <table:table-cell table:style-name="ce1" office:value-type="string" calcext:value-type="string">
            <text:p>D</text:p>
          </table:table-cell>
          <table:table-cell office:value-type="float" office:value="0.216885980212626" calcext:value-type="float">
            <text:p>0.216885980212626</text:p>
          </table:table-cell>
          <table:table-cell/>
          <table:table-cell office:value-type="string" calcext:value-type="string">
            <text:p>Pi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formula="of:=[.F16]*[.F4]" office:value-type="float" office:value="0.042529196331555" calcext:value-type="float">
            <text:p>0.042529196331555</text:p>
          </table:table-cell>
        </table:table-row>
        <table:table-row table:style-name="ro1">
          <table:table-cell table:number-columns-repeated="5"/>
          <table:table-cell table:formula="of:=(SUM([$Feuille2.G6:.G8];[$Feuille2.H3:.H5])/[.B24])" office:value-type="float" office:value="0.579261310356406" calcext:value-type="float">
            <text:p>0.57926131035640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[.I25]*[.F24]*[.B24]" office:value-type="float" office:value="0.042529196331555" calcext:value-type="float">
            <text:p>0.0425291963315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6" table:formula="of:=[.D24]+[.D26]+[.B26]" office:value-type="float" office:value="0.275589754482103" calcext:value-type="float">
            <text:p>0.275589754482103</text:p>
          </table:table-cell>
          <table:table-cell table:style-name="ce15" office:value-type="string" calcext:value-type="string">
            <text:p>d</text:p>
          </table:table-cell>
          <table:table-cell table:formula="of:=[.F16]" office:value-type="float" office:value="0.216885980212626" calcext:value-type="float">
            <text:p>0.216885980212626</text:p>
          </table:table-cell>
          <table:table-cell/>
          <table:table-cell table:style-name="ce16" table:formula="of:=[.I24]+[.I26]+[.G26]+[.D30]+[.D32]+[.B32]" office:value-type="float" office:value="0.392720472788741" calcext:value-type="float">
            <text:p>0.392720472788741</text:p>
          </table:table-cell>
          <table:table-cell/>
          <table:table-cell table:style-name="ce15" office:value-type="string" calcext:value-type="string">
            <text:p>d</text:p>
          </table:table-cell>
          <table:table-cell table:formula="of:=[.D25]*[.F4]" office:value-type="float" office:value="0.154320672811212" calcext:value-type="float">
            <text:p>0.1543206728112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7" table:formula="of:=[.D24]/[.B24]" office:value-type="float" office:value="0.786988546146082" calcext:value-type="float">
            <text:p>0.786988546146082</text:p>
          </table:table-cell>
          <table:table-cell table:number-columns-repeated="4"/>
          <table:table-cell table:style-name="ce17" table:formula="of:=[.I24]/[.$F$24]" office:value-type="float" office:value="0.392952961467398" calcext:value-type="float">
            <text:p>0.392952961467398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I</text:p>
          </table:table-cell>
          <table:table-cell table:formula="of:=[.B16]*[.B8]" office:value-type="float" office:value="0.0441734630685087" calcext:value-type="float">
            <text:p>0.0441734630685087</text:p>
          </table:table-cell>
          <table:table-cell table:style-name="ce15" office:value-type="string" calcext:value-type="string">
            <text:p>m</text:p>
          </table:table-cell>
          <table:table-cell table:formula="of:=[.D16]*[.B6]" office:value-type="float" office:value="0.0145303112009685" calcext:value-type="float">
            <text:p>0.0145303112009685</text:p>
          </table:table-cell>
          <table:table-cell/>
          <table:table-cell table:style-name="ce15" office:value-type="string" calcext:value-type="string">
            <text:p>I</text:p>
          </table:table-cell>
          <table:table-cell table:formula="of:=[.D25]*[.B4]*[.B14]" office:value-type="float" office:value="0.031991093069086" calcext:value-type="float">
            <text:p>0.031991093069086</text:p>
          </table:table-cell>
          <table:table-cell table:style-name="ce15" office:value-type="string" calcext:value-type="string">
            <text:p>m</text:p>
          </table:table-cell>
          <table:table-cell table:formula="of:=[.D25]*[.D4]*[.B12]" office:value-type="float" office:value="0.0809454185916722" calcext:value-type="float">
            <text:p>0.0809454185916722</text:p>
          </table:table-cell>
          <table:table-cell table:number-columns-repeated="3"/>
        </table:table-row>
        <table:table-row table:style-name="ro1">
          <table:table-cell/>
          <table:table-cell table:style-name="ce17" table:formula="of:=[.B26]/[.B24]" office:value-type="float" office:value="0.160287029361889" calcext:value-type="float">
            <text:p>0.160287029361889</text:p>
          </table:table-cell>
          <table:table-cell/>
          <table:table-cell table:style-name="ce17" table:formula="of:=[.D26]/[.B24]" office:value-type="float" office:value="0.052724424492029" calcext:value-type="float">
            <text:p>0.052724424492029</text:p>
          </table:table-cell>
          <table:table-cell table:number-columns-repeated="2"/>
          <table:table-cell table:style-name="ce17" table:formula="of:=[.G26]/[.$F$24]" office:value-type="float" office:value="0.0814602122520239" calcext:value-type="float">
            <text:p>0.0814602122520239</text:p>
          </table:table-cell>
          <table:table-cell/>
          <table:table-cell table:style-name="ce17" table:formula="of:=[.I26]/[.$F$24]" office:value-type="float" office:value="0.206114588365796" calcext:value-type="float">
            <text:p>0.206114588365796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B</text:p>
          </table:table-cell>
          <table:table-cell/>
          <table:table-cell table:style-name="ce15" office:value-type="string" calcext:value-type="string">
            <text:p>d</text:p>
          </table:table-cell>
          <table:table-cell table:formula="of:=[.B27]*[.F7]" office:value-type="float" office:value="0.100748129098023" calcext:value-type="float">
            <text:p>0.1007481290980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7" table:formula="of:=[.D30]/[.$F$24]" office:value-type="float" office:value="0.256539029866721" calcext:value-type="float">
            <text:p>0.256539029866721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</text:p>
          </table:table-cell>
          <table:table-cell table:formula="of:=[.B27]*[.B7]*[.D8]" office:value-type="float" office:value="0.0195639348343055" calcext:value-type="float">
            <text:p>0.0195639348343055</text:p>
          </table:table-cell>
          <table:table-cell table:style-name="ce15" office:value-type="string" calcext:value-type="string">
            <text:p>M</text:p>
          </table:table-cell>
          <table:table-cell table:formula="of:=[.B27]*[.D7]*[.D6]" office:value-type="float" office:value="0.00515122438444159" calcext:value-type="float">
            <text:p>0.00515122438444159</text:p>
          </table:table-cell>
          <table:table-cell table:number-columns-repeated="8"/>
        </table:table-row>
        <table:table-row table:style-name="ro1">
          <table:table-cell/>
          <table:table-cell table:style-name="ce17" table:formula="of:=[.B32]/[.$F$24]" office:value-type="float" office:value="0.0498164373641648" calcext:value-type="float">
            <text:p>0.0498164373641648</text:p>
          </table:table-cell>
          <table:table-cell/>
          <table:table-cell table:style-name="ce17" table:formula="of:=[.D32]/[.$F$24]" office:value-type="float" office:value="0.0131167706838971" calcext:value-type="float">
            <text:p>0.0131167706838971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formula="of:=[.B16]*[.B8]*[.D7]*[.D6]" office:value-type="float" office:value="0.00141962466339048" calcext:value-type="float">
            <text:p>0.0014196246633904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3]*[.F24]*[.B24]" office:value-type="float" office:value="0.00141962466339048" calcext:value-type="float">
            <text:p>0.00141962466339048</text:p>
          </table:table-cell>
          <table:table-cell table:number-columns-repeated="8"/>
        </table:table-row>
      </table:table>
      <table:table table:name="Feuille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298938512480733" calcext:value-type="float">
            <text:p>0.298938512480733</text:p>
          </table:table-cell>
          <table:table-cell office:value-type="float" office:value="0.484175507306642" calcext:value-type="float">
            <text:p>0.484175507306642</text:p>
          </table:table-cell>
          <table:table-cell office:value-type="float" office:value="0.216885980212626" calcext:value-type="float">
            <text:p>0.21688598021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style-name="ce11" table:formula="of:=[.D2]" office:value-type="float" office:value="0.216885980212626" calcext:value-type="float">
            <text:p>0.216885980212626</text:p>
          </table:table-cell>
          <table:table-cell table:style-name="ce11" table:formula="of:=[.G3]*[.D27]" office:value-type="float" office:value="0.0627242918566094" calcext:value-type="float">
            <text:p>0.0627242918566094</text:p>
          </table:table-cell>
          <table:table-cell table:style-name="ce11" table:formula="of:=[.H3]*[.D28]" office:value-type="float" office:value="0.018777611417574" calcext:value-type="float">
            <text:p>0.018777611417574</text:p>
          </table:table-cell>
          <table:table-cell table:style-name="ce11" table:formula="of:=[.I3]*[.D29]" office:value-type="float" office:value="0.00673274792615875" calcext:value-type="float">
            <text:p>0.00673274792615875</text:p>
          </table:table-cell>
          <table:table-cell table:style-name="ce11" table:formula="of:=[.J3]*[.D30]" office:value-type="float" office:value="0.00166403811875869" calcext:value-type="float">
            <text:p>0.00166403811875869</text:p>
          </table:table-cell>
          <table:table-cell table:style-name="ce11" table:formula="of:=[.K3]*[.D31]" office:value-type="float" office:value="0.000483709115190147" calcext:value-type="float">
            <text:p>0.000483709115190147</text:p>
          </table:table-cell>
          <table:table-cell/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0.274430586819262" calcext:value-type="float">
            <text:p>0.274430586819262</text:p>
          </table:table-cell>
          <table:table-cell office:value-type="float" office:value="0.348620227201209" calcext:value-type="float">
            <text:p>0.348620227201209</text:p>
          </table:table-cell>
          <table:table-cell office:value-type="float" office:value="0.376949185979529" calcext:value-type="float">
            <text:p>0.376949185979529</text:p>
          </table:table-cell>
          <table:table-cell table:number-columns-repeated="2"/>
          <table:table-cell table:style-name="ce12" table:formula="of:=[.B2]*[.B4]" office:value-type="float" office:value="0.0820378714029648" calcext:value-type="float">
            <text:p>0.0820378714029648</text:p>
          </table:table-cell>
          <table:table-cell table:style-name="ce12" table:formula="of:=[.G3]*[.B27]*[.B5]" office:value-type="float" office:value="0.0203781979050703" calcext:value-type="float">
            <text:p>0.0203781979050703</text:p>
          </table:table-cell>
          <table:table-cell table:style-name="ce12" table:formula="of:=[.H3]*[.B28]*[.B6]" office:value-type="float" office:value="0.00979660881287729" calcext:value-type="float">
            <text:p>0.00979660881287729</text:p>
          </table:table-cell>
          <table:table-cell table:style-name="ce12" table:formula="of:=[.I4]*[.B29]*[.B7]" office:value-type="float" office:value="0.000989090021639226" calcext:value-type="float">
            <text:p>0.000989090021639226</text:p>
          </table:table-cell>
          <table:table-cell table:style-name="ce12" table:formula="of:=[.J3]*[.B30]*[.B8]" office:value-type="float" office:value="0.000954226458315342" calcext:value-type="float">
            <text:p>0.000954226458315342</text:p>
          </table:table-cell>
          <table:table-cell table:style-name="ce12" table:formula="of:=[.K3]*[.B31]*[.B9]" office:value-type="float" office:value="0.000196865359250475" calcext:value-type="float">
            <text:p>0.000196865359250475</text:p>
          </table:table-cell>
          <table:table-cell table:style-name="ce16" table:formula="of:=[.L3]*[.B10]" office:value-type="float" office:value="0.000111628929685365" calcext:value-type="float">
            <text:p>0.000111628929685365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258693633269341" calcext:value-type="float">
            <text:p>0.258693633269341</text:p>
          </table:table-cell>
          <table:table-cell office:value-type="float" office:value="0.401429941449887" calcext:value-type="float">
            <text:p>0.401429941449887</text:p>
          </table:table-cell>
          <table:table-cell office:value-type="float" office:value="0.339876425280772" calcext:value-type="float">
            <text:p>0.339876425280772</text:p>
          </table:table-cell>
          <table:table-cell table:number-columns-repeated="2"/>
          <table:table-cell table:style-name="ce13" table:formula="of:=[.C2]*[.B12]" office:value-type="float" office:value="0.116263727714452" calcext:value-type="float">
            <text:p>0.116263727714452</text:p>
          </table:table-cell>
          <table:table-cell table:style-name="ce13" table:formula="of:=[.G3]*[.C27]*[.B13]" office:value-type="float" office:value="0.0233515358185891" calcext:value-type="float">
            <text:p>0.0233515358185891</text:p>
          </table:table-cell>
          <table:table-cell table:style-name="ce13" table:formula="of:=[.H3]*[.C28]*[.B14]" office:value-type="float" office:value="0.00550927012604332" calcext:value-type="float">
            <text:p>0.00550927012604332</text:p>
          </table:table-cell>
          <table:table-cell table:style-name="ce13" table:formula="of:=[.I4]*[.C29]*[.B15]" office:value-type="float" office:value="0.000828852200363216" calcext:value-type="float">
            <text:p>0.000828852200363216</text:p>
          </table:table-cell>
          <table:table-cell table:style-name="ce13" table:formula="of:=[.J3]*[.C30]*[.B16]" office:value-type="float" office:value="0.000939740007470996" calcext:value-type="float">
            <text:p>0.000939740007470996</text:p>
          </table:table-cell>
          <table:table-cell table:style-name="ce13" table:formula="of:=[.K3]*[.C31]*[.B17]" office:value-type="float" office:value="0.000149328676488321" calcext:value-type="float">
            <text:p>0.000149328676488321</text:p>
          </table:table-cell>
          <table:table-cell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.406201481808681" calcext:value-type="float">
            <text:p>0.406201481808681</text:p>
          </table:table-cell>
          <table:table-cell office:value-type="float" office:value="0.283202984453258" calcext:value-type="float">
            <text:p>0.283202984453258</text:p>
          </table:table-cell>
          <table:table-cell office:value-type="float" office:value="0.310595533738062" calcext:value-type="float">
            <text:p>0.310595533738062</text:p>
          </table:table-cell>
          <table:table-cell/>
          <table:table-cell office:value-type="string" calcext:value-type="string">
            <text:p>B</text:p>
          </table:table-cell>
          <table:table-cell table:style-name="ce11" table:formula="of:=[.G4]*[.D34]" office:value-type="float" office:value="0.0357424873732761" calcext:value-type="float">
            <text:p>0.0357424873732761</text:p>
          </table:table-cell>
          <table:table-cell table:style-name="ce11" table:formula="of:=[.G6]*[.D27]+[.G5]*[.D20]+[.H4]*[.D35]" office:value-type="float" office:value="0.0710752124066183" calcext:value-type="float">
            <text:p>0.0710752124066183</text:p>
          </table:table-cell>
          <table:table-cell table:style-name="ce11" table:formula="of:=[.I4]*[.D36]+[.H6]*[.D28]+[.H5]*[.D21]" office:value-type="float" office:value="0.0319683460653477" calcext:value-type="float">
            <text:p>0.0319683460653477</text:p>
          </table:table-cell>
          <table:table-cell table:style-name="ce11" table:formula="of:=[.I6]*[.D29]+[.I5]*[.D22]+[.J4]*[.D37]" office:value-type="float" office:value="0.0139035552248706" calcext:value-type="float">
            <text:p>0.0139035552248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0.255350879332685" calcext:value-type="float">
            <text:p>0.255350879332685</text:p>
          </table:table-cell>
          <table:table-cell office:value-type="float" office:value="0.422885179638455" calcext:value-type="float">
            <text:p>0.422885179638455</text:p>
          </table:table-cell>
          <table:table-cell office:value-type="float" office:value="0.32176394102886" calcext:value-type="float">
            <text:p>0.32176394102886</text:p>
          </table:table-cell>
          <table:table-cell table:number-columns-repeated="2"/>
          <table:table-cell table:style-name="ce12" table:formula="of:=[.G4]*[.B34]*[.C4]" office:value-type="float" office:value="0.00910994053457832" calcext:value-type="float">
            <text:p>0.00910994053457832</text:p>
          </table:table-cell>
          <table:table-cell table:style-name="ce12" table:formula="of:=([.G7]*[.B27]+[.G6]*[.B20]+[.H5]*[.B35])*[.C5]" office:value-type="float" office:value="0.00742842009529254" calcext:value-type="float">
            <text:p>0.00742842009529254</text:p>
          </table:table-cell>
          <table:table-cell table:style-name="ce12" table:formula="of:=[.C6]*([.I4]*[.B36]+[.H6]*[.B28]+[.I5]*[.B22])" office:value-type="float" office:value="0.00911776674715287" calcext:value-type="float">
            <text:p>0.00911776674715287</text:p>
          </table:table-cell>
          <table:table-cell table:style-name="ce12" table:formula="of:=[.C7]*([.I6]*[.B29]+[.I5]*[.B22]+[.J4]*[.B37])" office:value-type="float" office:value="0.00632325480291868" calcext:value-type="float">
            <text:p>0.00632325480291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0.42908117073948" calcext:value-type="float">
            <text:p>0.42908117073948</text:p>
          </table:table-cell>
          <table:table-cell office:value-type="float" office:value="0.313599155680464" calcext:value-type="float">
            <text:p>0.313599155680464</text:p>
          </table:table-cell>
          <table:table-cell office:value-type="float" office:value="0.257319673580056" calcext:value-type="float">
            <text:p>0.257319673580056</text:p>
          </table:table-cell>
          <table:table-cell table:number-columns-repeated="2"/>
          <table:table-cell table:style-name="ce13" table:formula="of:=[.G4]*[.C34]*[.C12]" office:value-type="float" office:value="0.00833202881398004" calcext:value-type="float">
            <text:p>0.00833202881398004</text:p>
          </table:table-cell>
          <table:table-cell table:style-name="ce13" table:formula="of:=[.C13]*([.G6]*[.C27]+[.G5]*[.C20]+[.H4]*[.C35])" office:value-type="float" office:value="0.0213078029699598" calcext:value-type="float">
            <text:p>0.0213078029699598</text:p>
          </table:table-cell>
          <table:table-cell table:style-name="ce13" table:formula="of:=[.C14]*([.H6]*[.C28]+[.I4]*[.C36]+[.H5]*[.C21])" office:value-type="float" office:value="0.00845891839162853" calcext:value-type="float">
            <text:p>0.00845891839162853</text:p>
          </table:table-cell>
          <table:table-cell table:style-name="ce13" table:formula="of:=[.C15]*([.I6]*[.C29]+[.I5]*[.C22]+[.J4]*[.C37])" office:value-type="float" office:value="0.00294450426593747" calcext:value-type="float">
            <text:p>0.00294450426593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0.29286514040089" calcext:value-type="float">
            <text:p>0.29286514040089</text:p>
          </table:table-cell>
          <table:table-cell office:value-type="float" office:value="0.433856378183509" calcext:value-type="float">
            <text:p>0.433856378183509</text:p>
          </table:table-cell>
          <table:table-cell office:value-type="float" office:value="0.2732784814156" calcext:value-type="float">
            <text:p>0.2732784814156</text:p>
          </table:table-cell>
          <table:table-cell/>
          <table:table-cell office:value-type="string" calcext:value-type="string">
            <text:p>C</text:p>
          </table:table-cell>
          <table:table-cell table:style-name="ce11" table:formula="of:=[.G7]*[.D34]" office:value-type="float" office:value="0.00396904416167841" calcext:value-type="float">
            <text:p>0.00396904416167841</text:p>
          </table:table-cell>
          <table:table-cell table:style-name="ce11" table:formula="of:=[.G9]*[.D27]+[.H7]*[.D35]+[.G8]*[.D20]" office:value-type="float" office:value="0.00778081117149588" calcext:value-type="float">
            <text:p>0.00778081117149588</text:p>
          </table:table-cell>
          <table:table-cell table:formula="of:=[.H9]*[.D28]+[.I7]*[.D36]+[.I8]*[.D21]" office:value-type="float" office:value="0.00789831695477495" calcext:value-type="float">
            <text:p>0.00789831695477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0.23077698182612" calcext:value-type="float">
            <text:p>0.23077698182612</text:p>
          </table:table-cell>
          <table:table-cell office:value-type="float" office:value="0.525173191814121" calcext:value-type="float">
            <text:p>0.525173191814121</text:p>
          </table:table-cell>
          <table:table-cell office:value-type="float" office:value="0.244049826359758" calcext:value-type="float">
            <text:p>0.244049826359758</text:p>
          </table:table-cell>
          <table:table-cell table:number-columns-repeated="2"/>
          <table:table-cell table:style-name="ce12" table:formula="of:=[.G7]*[.B34]*[.D4]" office:value-type="float" office:value="0.00109382269246248" calcext:value-type="float">
            <text:p>0.00109382269246248</text:p>
          </table:table-cell>
          <table:table-cell table:style-name="ce12" table:formula="of:=[.D5]*([.G9]*[.B27]+[.G8]*[.B20]+[.H7]*[.B35])" office:value-type="float" office:value="0.00186392219579821" calcext:value-type="float">
            <text:p>0.00186392219579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3" table:formula="of:=[.G7]*[.C34]*[.D12]" office:value-type="float" office:value="0.000776210667454433" calcext:value-type="float">
            <text:p>0.000776210667454433</text:p>
          </table:table-cell>
          <table:table-cell table:style-name="ce13" table:formula="of:=[.D13]*([.G9]*[.C27]+[.G8]*[.C20]+[.H7]*[.C35])" office:value-type="float" office:value="0.00185836581924915" calcext:value-type="float">
            <text:p>0.00185836581924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0.240127238903927" calcext:value-type="float">
            <text:p>0.240127238903927</text:p>
          </table:table-cell>
          <table:table-cell office:value-type="float" office:value="0.413213769156009" calcext:value-type="float">
            <text:p>0.413213769156009</text:p>
          </table:table-cell>
          <table:table-cell office:value-type="float" office:value="0.346658991940064" calcext:value-type="float">
            <text:p>0.346658991940064</text:p>
          </table:table-cell>
          <table:table-cell table:number-columns-repeated="2"/>
          <table:table-cell table:formula="of:=[.G10]*[.D34]" office:value-type="float" office:value="0.000476559704747898" calcext:value-type="float">
            <text:p>0.000476559704747898</text:p>
          </table:table-cell>
          <table:table-cell table:formula="of:=[.G12]*[.D27]+[.G11]*[.D20]+[.H10]*[.D35]" office:value-type="float" office:value="0.00120348021464256" calcext:value-type="float">
            <text:p>0.00120348021464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309750510294864" calcext:value-type="float">
            <text:p>0.309750510294864</text:p>
          </table:table-cell>
          <table:table-cell office:value-type="float" office:value="0.402779885085369" calcext:value-type="float">
            <text:p>0.402779885085369</text:p>
          </table:table-cell>
          <table:table-cell office:value-type="float" office:value="0.287469604619767" calcext:value-type="float">
            <text:p>0.2874696046197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277838039353731" calcext:value-type="float">
            <text:p>0.277838039353731</text:p>
          </table:table-cell>
          <table:table-cell office:value-type="float" office:value="0.256926072723416" calcext:value-type="float">
            <text:p>0.256926072723416</text:p>
          </table:table-cell>
          <table:table-cell office:value-type="float" office:value="0.465235887922853" calcext:value-type="float">
            <text:p>0.465235887922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34384192916951" calcext:value-type="float">
            <text:p>0.34384192916951</text:p>
          </table:table-cell>
          <table:table-cell office:value-type="float" office:value="0.306384109670161" calcext:value-type="float">
            <text:p>0.306384109670161</text:p>
          </table:table-cell>
          <table:table-cell office:value-type="float" office:value="0.349773961160329" calcext:value-type="float">
            <text:p>0.349773961160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330332978642157" calcext:value-type="float">
            <text:p>0.330332978642157</text:p>
          </table:table-cell>
          <table:table-cell office:value-type="float" office:value="0.312610336429523" calcext:value-type="float">
            <text:p>0.312610336429523</text:p>
          </table:table-cell>
          <table:table-cell office:value-type="float" office:value="0.35705668492832" calcext:value-type="float">
            <text:p>0.35705668492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0.29388224686242" calcext:value-type="float">
            <text:p>0.29388224686242</text:p>
          </table:table-cell>
          <table:table-cell office:value-type="float" office:value="0.25762803358448" calcext:value-type="float">
            <text:p>0.25762803358448</text:p>
          </table:table-cell>
          <table:table-cell office:value-type="float" office:value="0.4484897195531" calcext:value-type="float">
            <text:p>0.4484897195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0.423704593125127" calcext:value-type="float">
            <text:p>0.423704593125127</text:p>
          </table:table-cell>
          <table:table-cell office:value-type="float" office:value="0.327991899542954" calcext:value-type="float">
            <text:p>0.327991899542954</text:p>
          </table:table-cell>
          <table:table-cell office:value-type="float" office:value="0.248303507331919" calcext:value-type="float">
            <text:p>0.248303507331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0.260535571959537" calcext:value-type="float">
            <text:p>0.260535571959537</text:p>
          </table:table-cell>
          <table:table-cell office:value-type="float" office:value="0.284011537501329" calcext:value-type="float">
            <text:p>0.284011537501329</text:p>
          </table:table-cell>
          <table:table-cell office:value-type="float" office:value="0.455452890539133" calcext:value-type="float">
            <text:p>0.455452890539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387523448714319" calcext:value-type="float">
            <text:p>0.387523448714319</text:p>
          </table:table-cell>
          <table:table-cell office:value-type="float" office:value="0.282449517976346" calcext:value-type="float">
            <text:p>0.282449517976346</text:p>
          </table:table-cell>
          <table:table-cell office:value-type="float" office:value="0.330027033309335" calcext:value-type="float">
            <text:p>0.330027033309335</text:p>
          </table:table-cell>
          <table:table-cell table:number-columns-repeated="2"/>
          <table:table-cell table:formula="of:=SUM([.G3:.G5])" office:value-type="float" office:value="0.415187579330043" calcext:value-type="float">
            <text:p>0.415187579330043</text:p>
          </table:table-cell>
          <table:table-cell table:formula="of:=[.G3]/[.$G$21]" office:value-type="float" office:value="0.522380704554309" calcext:value-type="float">
            <text:p>0.522380704554309</text:p>
          </table:table-cell>
          <table:table-cell/>
          <table:table-cell table:formula="of:=SUM([.G6:.G8])+SUM([.H3:.H5])" office:value-type="float" office:value="0.159638482302103" calcext:value-type="float">
            <text:p>0.159638482302103</text:p>
          </table:table-cell>
          <table:table-cell/>
          <table:table-cell table:formula="of:=SUM([.G9:.G11];[.H6:.H8];[.I3:.I5])" office:value-type="float" office:value="0.139734003349961" calcext:value-type="float">
            <text:p>0.139734003349961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347227746225218" calcext:value-type="float">
            <text:p>0.347227746225218</text:p>
          </table:table-cell>
          <table:table-cell office:value-type="float" office:value="0.267060601647616" calcext:value-type="float">
            <text:p>0.267060601647616</text:p>
          </table:table-cell>
          <table:table-cell office:value-type="float" office:value="0.385711652127166" calcext:value-type="float">
            <text:p>0.385711652127166</text:p>
          </table:table-cell>
          <table:table-cell table:number-columns-repeated="3"/>
          <table:table-cell table:formula="of:=[.G4]/[.$G$21]" office:value-type="float" office:value="0.197592306434945" calcext:value-type="float">
            <text:p>0.197592306434945</text:p>
          </table:table-cell>
          <table:table-cell/>
          <table:table-cell table:formula="of:=[.J21]/[.G21]" office:value-type="float" office:value="0.384497249555731" calcext:value-type="float">
            <text:p>0.384497249555731</text:p>
          </table:table-cell>
          <table:table-cell/>
          <table:table-cell table:formula="of:=[.L21]/[.J21]/[.G21]" office:value-type="float" office:value="2.10824053223839" calcext:value-type="float">
            <text:p>2.10824053223839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423163126781262" calcext:value-type="float">
            <text:p>0.423163126781262</text:p>
          </table:table-cell>
          <table:table-cell office:value-type="float" office:value="0.304392315376001" calcext:value-type="float">
            <text:p>0.304392315376001</text:p>
          </table:table-cell>
          <table:table-cell office:value-type="float" office:value="0.272444557842737" calcext:value-type="float">
            <text:p>0.272444557842737</text:p>
          </table:table-cell>
          <table:table-cell table:number-columns-repeated="3"/>
          <table:table-cell table:formula="of:=[.G5]/[.$G$21]" office:value-type="float" office:value="0.280026989010746" calcext:value-type="float">
            <text:p>0.280026989010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403747434891992" calcext:value-type="float">
            <text:p>0.403747434891992</text:p>
          </table:table-cell>
          <table:table-cell office:value-type="float" office:value="0.279962175827875" calcext:value-type="float">
            <text:p>0.279962175827875</text:p>
          </table:table-cell>
          <table:table-cell office:value-type="float" office:value="0.316290389280134" calcext:value-type="float">
            <text:p>0.316290389280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0.363202271238815" calcext:value-type="float">
            <text:p>0.363202271238815</text:p>
          </table:table-cell>
          <table:table-cell office:value-type="float" office:value="0.347593734131763" calcext:value-type="float">
            <text:p>0.347593734131763</text:p>
          </table:table-cell>
          <table:table-cell office:value-type="float" office:value="0.289203994629423" calcext:value-type="float">
            <text:p>0.2892039946294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384501905453059" calcext:value-type="float">
            <text:p>0.384501905453059</text:p>
          </table:table-cell>
          <table:table-cell office:value-type="float" office:value="0.316130642770833" calcext:value-type="float">
            <text:p>0.316130642770833</text:p>
          </table:table-cell>
          <table:table-cell office:value-type="float" office:value="0.299367451776108" calcext:value-type="float">
            <text:p>0.299367451776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395387282402219" calcext:value-type="float">
            <text:p>0.395387282402219</text:p>
          </table:table-cell>
          <table:table-cell office:value-type="float" office:value="0.246060834909574" calcext:value-type="float">
            <text:p>0.246060834909574</text:p>
          </table:table-cell>
          <table:table-cell office:value-type="float" office:value="0.358551882688207" calcext:value-type="float">
            <text:p>0.358551882688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0.330308418476634" calcext:value-type="float">
            <text:p>0.330308418476634</text:p>
          </table:table-cell>
          <table:table-cell office:value-type="float" office:value="0.422535719309455" calcext:value-type="float">
            <text:p>0.422535719309455</text:p>
          </table:table-cell>
          <table:table-cell office:value-type="float" office:value="0.247155862213911" calcext:value-type="float">
            <text:p>0.247155862213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0.403959989449962" calcext:value-type="float">
            <text:p>0.403959989449962</text:p>
          </table:table-cell>
          <table:table-cell office:value-type="float" office:value="0.305356095477842" calcext:value-type="float">
            <text:p>0.305356095477842</text:p>
          </table:table-cell>
          <table:table-cell office:value-type="float" office:value="0.290683915072196" calcext:value-type="float">
            <text:p>0.290683915072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0.318528705847359" calcext:value-type="float">
            <text:p>0.318528705847359</text:p>
          </table:table-cell>
          <table:table-cell office:value-type="float" office:value="0.245788520306508" calcext:value-type="float">
            <text:p>0.245788520306508</text:p>
          </table:table-cell>
          <table:table-cell office:value-type="float" office:value="0.435682773846133" calcext:value-type="float">
            <text:p>0.435682773846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251973039307364" calcext:value-type="float">
            <text:p>0.251973039307364</text:p>
          </table:table-cell>
          <table:table-cell office:value-type="float" office:value="0.365967101222132" calcext:value-type="float">
            <text:p>0.365967101222132</text:p>
          </table:table-cell>
          <table:table-cell office:value-type="float" office:value="0.382059859470504" calcext:value-type="float">
            <text:p>0.382059859470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.30149603541326" calcext:value-type="float">
            <text:p>0.30149603541326</text:p>
          </table:table-cell>
          <table:table-cell office:value-type="float" office:value="0.393898278036855" calcext:value-type="float">
            <text:p>0.393898278036855</text:p>
          </table:table-cell>
          <table:table-cell office:value-type="float" office:value="0.304605686549886" calcext:value-type="float">
            <text:p>0.3046056865498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0.404212735683993" calcext:value-type="float">
            <text:p>0.404212735683993</text:p>
          </table:table-cell>
          <table:table-cell office:value-type="float" office:value="0.276043997816476" calcext:value-type="float">
            <text:p>0.276043997816476</text:p>
          </table:table-cell>
          <table:table-cell office:value-type="float" office:value="0.31974326649953" calcext:value-type="float">
            <text:p>0.31974326649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0.415057935406783" calcext:value-type="float">
            <text:p>0.415057935406783</text:p>
          </table:table-cell>
          <table:table-cell office:value-type="float" office:value="0.340509250564276" calcext:value-type="float">
            <text:p>0.340509250564276</text:p>
          </table:table-cell>
          <table:table-cell office:value-type="float" office:value="0.244432814028941" calcext:value-type="float">
            <text:p>0.244432814028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0.236331046541164" calcext:value-type="float">
            <text:p>0.236331046541164</text:p>
          </table:table-cell>
          <table:table-cell office:value-type="float" office:value="0.448062666582715" calcext:value-type="float">
            <text:p>0.448062666582715</text:p>
          </table:table-cell>
          <table:table-cell office:value-type="float" office:value="0.315606286876122" calcext:value-type="float">
            <text:p>0.315606286876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3" table:style-name="ta1">
        <table:table-column table:style-name="co5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3]+[.E3]" office:value-type="float" office:value="8" calcext:value-type="float">
            <text:p>8</text:p>
          </table:table-cell>
          <table:table-cell table:formula="of:=[.D4]+[.E4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D3]+[.E3]" office:value-type="float" office:value="8" calcext:value-type="float">
            <text:p>8</text:p>
          </table:table-cell>
          <table:table-cell table:formula="of:=[.D4]+[.E4]"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3]+[.E3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3]+[.E3]"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1:04:27.615565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4:02:17.534831900</meta:creation-date>
    <dc:date>2025-03-25T14:02:54.580220137</dc:date>
    <meta:editing-duration>PT1H41M41S</meta:editing-duration>
    <meta:editing-cycles>8</meta:editing-cycles>
    <meta:generator>LibreOffice/24.8.4.2$Linux_X86_64 LibreOffice_project/bb3cfa12c7b1bf994ecc5649a80400d06cd71002</meta:generator>
    <meta:document-statistic meta:table-count="3" meta:cell-count="364" meta:object-count="0"/>
  </office:meta>
</office:document-meta>
</file>